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772" officeooo:paragraph-rsid="00068772"/>
    </style:style>
    <style:style style:name="P2" style:family="paragraph" style:parent-style-name="Standard">
      <style:text-properties officeooo:rsid="00106d23" officeooo:paragraph-rsid="00106d23"/>
    </style:style>
    <style:style style:name="P3" style:family="paragraph" style:parent-style-name="Standard">
      <style:text-properties officeooo:rsid="0015926f" officeooo:paragraph-rsid="0015926f"/>
    </style:style>
    <style:style style:name="P4" style:family="paragraph" style:parent-style-name="Standard">
      <style:text-properties officeooo:rsid="00128199" officeooo:paragraph-rsid="00128199"/>
    </style:style>
    <style:style style:name="P5" style:family="paragraph" style:parent-style-name="Standard">
      <style:text-properties officeooo:rsid="001b5707" officeooo:paragraph-rsid="001b5707"/>
    </style:style>
    <style:style style:name="P6" style:family="paragraph" style:parent-style-name="Standard">
      <style:text-properties officeooo:rsid="001cbebc" officeooo:paragraph-rsid="001cbebc"/>
    </style:style>
    <style:style style:name="P7" style:family="paragraph" style:parent-style-name="Standard">
      <style:text-properties officeooo:rsid="001dbb66" officeooo:paragraph-rsid="001dbb66"/>
    </style:style>
    <style:style style:name="P8" style:family="paragraph" style:parent-style-name="Standard">
      <style:text-properties officeooo:rsid="001fd801" officeooo:paragraph-rsid="001fd801"/>
    </style:style>
    <style:style style:name="P9" style:family="paragraph" style:parent-style-name="Standard">
      <style:text-properties officeooo:rsid="0022d5aa" officeooo:paragraph-rsid="0022d5aa"/>
    </style:style>
    <style:style style:name="P10" style:family="paragraph" style:parent-style-name="Standard">
      <style:text-properties officeooo:rsid="00264111" officeooo:paragraph-rsid="00264111"/>
    </style:style>
    <style:style style:name="P11" style:family="paragraph" style:parent-style-name="Standard">
      <style:text-properties officeooo:rsid="00264111" officeooo:paragraph-rsid="00264111"/>
    </style:style>
    <style:style style:name="P12" style:family="paragraph" style:parent-style-name="Standard">
      <style:text-properties officeooo:rsid="002747fb" officeooo:paragraph-rsid="002747fb"/>
    </style:style>
    <style:style style:name="T1" style:family="text">
      <style:text-properties officeooo:rsid="0007df9c"/>
    </style:style>
    <style:style style:name="T2" style:family="text">
      <style:text-properties officeooo:rsid="00088bed"/>
    </style:style>
    <style:style style:name="T3" style:family="text">
      <style:text-properties officeooo:rsid="000a4979"/>
    </style:style>
    <style:style style:name="T4" style:family="text">
      <style:text-properties officeooo:rsid="000c112d"/>
    </style:style>
    <style:style style:name="T5" style:family="text">
      <style:text-properties officeooo:rsid="001147e4"/>
    </style:style>
    <style:style style:name="T6" style:family="text">
      <style:text-properties officeooo:rsid="00146f72"/>
    </style:style>
    <style:style style:name="T7" style:family="text">
      <style:text-properties officeooo:rsid="0015f589"/>
    </style:style>
    <style:style style:name="T8" style:family="text">
      <style:text-properties officeooo:rsid="00166805"/>
    </style:style>
    <style:style style:name="T9" style:family="text">
      <style:text-properties officeooo:rsid="00198f33"/>
    </style:style>
    <style:style style:name="T10" style:family="text">
      <style:text-properties officeooo:rsid="001a33ad"/>
    </style:style>
    <style:style style:name="T11" style:family="text">
      <style:text-properties officeooo:rsid="001a374b"/>
    </style:style>
    <style:style style:name="T12" style:family="text">
      <style:text-properties officeooo:rsid="001d1a81"/>
    </style:style>
    <style:style style:name="T13" style:family="text">
      <style:text-properties officeooo:rsid="001fae5a"/>
    </style:style>
    <style:style style:name="T14" style:family="text">
      <style:text-properties officeooo:rsid="0022d5aa"/>
    </style:style>
    <style:style style:name="T15" style:family="text">
      <style:text-properties officeooo:rsid="0023fb83"/>
    </style:style>
    <style:style style:name="T16" style:family="text">
      <style:text-properties officeooo:rsid="0024c116"/>
    </style:style>
    <style:style style:name="T17" style:family="text">
      <style:text-properties officeooo:rsid="00264111"/>
    </style:style>
    <style:style style:name="T18" style:family="text">
      <style:text-properties officeooo:rsid="0029344b"/>
    </style:style>
    <style:style style:name="T19" style:family="text">
      <style:text-properties officeooo:rsid="002ae3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ickzettel Einführung in die Informatik <text:span text:style-name="T11">Maximilian Maag</text:span></text:p>
      <text:p text:style-name="P1"/>
      <text:p text:style-name="P1">Kapitel 1: <text:span text:style-name="T1">Rechner Generationen; bis 1955 Röhren u. Lochkarten; bis 1965 Transitoren; bis 1975 integrierte Schaltkreise; Ab 1975 hochintegrierte Schaltkreise; ab den 90ern </text:span><text:span text:style-name="T2">Parallelisierung</text:span></text:p>
      <text:p text:style-name="P2"/>
      <text:p text:style-name="P1">Kapitel 2: <text:span text:style-name="T3">System; Information abstrakter Bedeutungsgehalt; </text:span><text:span text:style-name="T4">Algorithmus folge endlicher Anweisungen; <text:s/>terminierend = endlich viele Schritte; deterministisch = keine freie Auswahl Verarbeitungsschritte; sequenziell = nacheinander gegenteil parallel = gleichzeitig;</text:span></text:p>
      <text:p text:style-name="P1"/>
      <text:p text:style-name="P1">Kapitel 3: <text:span text:style-name="T4">shift right/left; rotate right/left; Horner Schema durch Basis teilen Rest betrachten von unten nach oben; Division fallende Potenzen Durch größte Potenz der Basis teilen, </text:span><text:span text:style-name="T5">dann von Ri Potenz abziehen und Rest notieren bis x⁰</text:span><text:span text:style-name="T4">. Reste von oben nach unten lesen. </text:span><text:span text:style-name="T6">(R_i / B_i = <text:s/>b_i)</text:span></text:p>
      <text:p text:style-name="P3">Rückwandlung in Dezimalsystem mit H-Schema von Innen nach Außen. Ziffer + vorherige Summe*Basis<text:span text:style-name="T7">(Ausgangssystem)</text:span>. <text:span text:style-name="T7">Dezimalzahlen Vorkommastellen und Nachkommastellen gesondert behandeln. </text:span><text:span text:style-name="T8">Bei Nachkommateil gleich außer durch Basis teilen.</text:span></text:p>
      <text:p text:style-name="P4"><text:s/><text:span text:style-name="T9">2^n + 2^n-1 …. 2⁰, </text:span><text:span text:style-name="T10">DANN KOMMT EIN KOMMA</text:span><text:span text:style-name="T9">2⁻1 …. 2^-n</text:span></text:p>
      <text:p text:style-name="P5">BCD Pseudotetraden: 1010; <text:s/>1011; 1100; 1101; 1110; 1111</text:p>
      <text:p text:style-name="P6">IEE754 Darstellung: 32 bit CH 8 bit k 127 m 23 bit; <text:s/>64 bit CH 11 bit k 1023 m 52 bit</text:p>
      <text:p text:style-name="P1"/>
      <text:p text:style-name="P1">Kapitel 4: <text:span text:style-name="T12">Code var Länge Huffmancode, Shanon-Fano-Codierung; </text:span></text:p>
      <text:p text:style-name="P7">H Baum immer Knoten bzw Teilbaum mit kleinster Häufigkeit verbinden; S Fano Baum. Alle Häufigkeiten notieren. Niedrigste und höchste Häufigkeiten trennen auf Folgeknoten; Mittlere Codwortlänge Anzahl Knoten*relative Häufigkeit; <text:span text:style-name="T13">Rechteckcode parität beachten; </text:span></text:p>
      <text:p text:style-name="P8">Hammingcode: Stellen mit Paritätsbits bestimmen; Paritäsbits zur Basis 2 darstellen; Untereinander schreiben und ohne Rest addieren anschließend einfügen.</text:p>
      <text:p text:style-name="P8">CRC Feld bestimmen: Datenwort um Grad von G(x) mit Nullen hinten ranfüllen. Teilen, Rest ist CRC Feld. Fehler ausdenken. Vielfaches von G(x) auf Codewort addieren zur Probe ohne Rest teilen.</text:p>
      <text:p text:style-name="P8"/>
      <text:p text:style-name="P1">Kapitel 5: <text:span text:style-name="T14">+ = or * = and; DNF alle Zeilen mit 1 als Wert mit oder verbinden 1 ist wahr 0 ist falsch, alle terme mit ODER verbinden, im Term mit UND; KNF alle Zeilen mit 0 betrachten 0 ist allerdings wahr!!! 1 ist negation, alle Terme mit UND verbinden im Term mit ODER;</text:span></text:p>
      <text:p text:style-name="P9">Denke an Schaltnetze: Encoder, Decoder, Multiplexer, Demultiplexer, Halbaddierer, Volladdierer, ALU = Arithmetisch Logische Einheit. Herz eines Prozessors. <text:span text:style-name="T15">Register Flip Flops zusammengefassst. </text:span><text:span text:style-name="T16">Schaltnetz kann nur Rechnen, Schaltwerk kann zusätzlich speichern.</text:span></text:p>
      <text:p text:style-name="P1"/>
      <text:p text:style-name="P1">Kapitel 6: <text:span text:style-name="T16">Von-Neumann-Architektur Speicherwerk, Rechenwerk, Steuerwerk, E/A-Werk , Bus, zyklisch sequenziell. <text:s/>Flaschenhals Speicher. </text:span><text:span text:style-name="T17">Befehlsholphase, Ausführphase. CISC complex instruction set computer, RISC redundant instruction set computer, Enge Kopplung zwei cpu teilen Speicher, lose Kopplung message passing.</text:span></text:p>
      <text:p text:style-name="P10">Flyn klafssifikation nach Datenstrom und Instruktionsstrom. Single oder Multi. MIMD Ansatz aktueller Hochleistungsrechner. Multi CPU Systeme busbasiert, Kreuzschienenverteiler, hierarchischer Bus.</text:p>
      <text:p text:style-name="P10">Multicomputersysteme: LAN. Gitter-topologie, Hypercube</text:p>
      <text:p text:style-name="P10"/>
      <text:p text:style-name="P12">Linuxbefehle: cp kopiert; grep nimmt auf | pipe &gt; in datei * Platzhalter ls sucht cat sucht in datei cd wchselt verzeichnis nano datei bearbeiten <text:span text:style-name="T18">wc wörterzählen -l für lines</text:span></text:p>
      <text:p text:style-name="P12">Vi: <text:span text:style-name="T18">Befehlsmodus Eingabe <text:s/>:w speichern :i einfügen :x Zeichen lösche dd: aktuelle z löschen DD rest der z löschen / suche vorwärts ? Suche Rückwerts n n-fache suche N suche Gegenrichtung </text:span></text:p>
      <text:p text:style-name="P12">:<text:span text:style-name="T19">[Anfang, Ende]s/Alt/Neu[/Option] O: c confirm y n g für global N: &amp; ganzer String \n nte Gruppe 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17:29:06.760549294</meta:creation-date>
    <dc:date>2021-02-28T14:44:00.637235774</dc:date>
    <meta:editing-duration>PT2H8M3S</meta:editing-duration>
    <meta:editing-cycles>22</meta:editing-cycles>
    <meta:generator>LibreOffice/6.4.6.2$Linux_X86_64 LibreOffice_project/40$Build-2</meta:generator>
    <meta:document-statistic meta:table-count="0" meta:image-count="0" meta:object-count="0" meta:page-count="1" meta:paragraph-count="20" meta:word-count="484" meta:character-count="3440" meta:non-whitespace-character-count="2969"/>
  </office:meta>
</office:document-meta>
</file>